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hatch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25cm" svg:stroke-color="#000000" draw:marker-start-width="0.266cm" draw:marker-end-width="0.266cm" draw:fill="hatch" draw:fill-hatch-name="Black_20_45_20_Degrees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66cm" draw:marker-end-width="0.266cm" draw:fill="solid" draw:fill-color="#b2b2b2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1.397cm"/>
    </style:style>
    <style:style style:name="gr7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19pt" style:font-size-asian="19pt" style:font-size-complex="1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34cm" svg:y1="3.282cm" svg:x2="1.245cm" svg:y2="17.374cm">
          <text:p/>
        </draw:line>
        <draw:line draw:style-name="gr1" draw:text-style-name="P1" draw:layer="layout" svg:x1="1.234cm" svg:y1="17.417cm" svg:x2="8.727cm" svg:y2="17.417cm">
          <text:p/>
        </draw:line>
        <draw:line draw:style-name="gr1" draw:text-style-name="P1" draw:layer="layout" svg:x1="8.738cm" svg:y1="17.501cm" svg:x2="8.727cm" svg:y2="3.282cm">
          <text:p/>
        </draw:line>
        <draw:line draw:style-name="gr1" draw:text-style-name="P1" draw:layer="layout" svg:x1="8.728cm" svg:y1="5.917cm" svg:x2="1.235cm" svg:y2="5.917cm">
          <text:p/>
        </draw:line>
        <draw:line draw:style-name="gr1" draw:text-style-name="P1" draw:layer="layout" svg:x1="8.728cm" svg:y1="9.417cm" svg:x2="1.235cm" svg:y2="9.417cm">
          <text:p/>
        </draw:line>
        <draw:line draw:style-name="gr1" draw:text-style-name="P1" draw:layer="layout" svg:x1="8.728cm" svg:y1="13.617cm" svg:x2="1.235cm" svg:y2="13.617cm">
          <text:p/>
        </draw:line>
        <draw:line draw:style-name="gr1" draw:text-style-name="P1" draw:layer="layout" svg:x1="12.299cm" svg:y1="4.541cm" svg:x2="12.299cm" svg:y2="7.716cm">
          <text:p/>
        </draw:line>
        <draw:frame draw:style-name="gr2" draw:text-style-name="P2" draw:layer="layout" svg:width="2.921cm" svg:height="1.266cm" svg:x="5.595cm" svg:y="14.52cm">
          <draw:text-box>
            <text:p text:style-name="P2"><text:span text:style-name="T1">N2240</text:span></text:p>
          </draw:text-box>
        </draw:frame>
        <draw:frame draw:style-name="gr2" draw:text-style-name="P2" draw:layer="layout" svg:width="3.302cm" svg:height="1.673cm" svg:x="9.119cm" svg:y="4.271cm">
          <draw:text-box>
            <text:p text:style-name="P2"><text:span text:style-name="T1">Passage Way</text:span></text:p>
          </draw:text-box>
        </draw:frame>
        <draw:custom-shape draw:style-name="gr3" draw:text-style-name="P1" draw:layer="layout" svg:width="0.745cm" svg:height="0.752cm" svg:x="1.289cm" svg:y="10.4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8.789cm" svg:y="8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84cm" svg:height="2.416cm" draw:transform="rotate (-1.56084795005853) translate (5.327cm 13.698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" draw:layer="layout" svg:width="1.266cm" svg:height="0.633cm" draw:transform="rotate (-1.56346594393652) translate (1.941cm 13.90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1.389cm" svg:y="15.7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92cm" svg:height="0.635cm" draw:transform="rotate (0.00488692190558419) translate (2.539cm 15.7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762cm" svg:x="8.789cm" svg:y="15.52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287cm" svg:height="1.987cm" svg:x="9.119cm" svg:y="12.593cm">
          <draw:text-box>
            <text:p text:style-name="P3"><text:span text:style-name="T2">North Block</text:span></text:p>
            <text:p text:style-name="P3"><text:span text:style-name="T2">University of Bremen, NW1</text:span></text:p>
          </draw:text-box>
        </draw:frame>
        <draw:custom-shape draw:style-name="gr7" draw:text-style-name="P1" draw:layer="layout" svg:width="7.874cm" svg:height="5.842cm" svg:x="19.309cm" svg:y="1.49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096cm" svg:height="1.012cm" svg:x="19.944cm" svg:y="1.748cm">
          <draw:text-box>
            <text:p text:style-name="P4"><text:span text:style-name="T3">Key</text:span></text:p>
          </draw:text-box>
        </draw:frame>
        <draw:custom-shape draw:style-name="gr5" draw:text-style-name="P1" draw:layer="layout" svg:width="0.823cm" svg:height="0.749cm" draw:transform="rotate (1.57481058407448) translate (19.763cm 3.65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14cm" svg:height="0.752cm" draw:transform="rotate (-1.56084795005853) translate (20.512cm 3.90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1" draw:layer="layout" svg:width="0.762cm" svg:height="0.762cm" svg:x="19.76cm" svg:y="5.12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69cm" svg:y1="6.574cm" svg:x2="20.706cm" svg:y2="6.574cm">
          <text:p/>
        </draw:line>
        <draw:frame draw:style-name="gr8" draw:layer="layout" svg:width="6.096cm" svg:height="1.012cm" svg:x="20.744cm" svg:y="2.748cm">
          <draw:text-box>
            <text:p>Furniture</text:p>
          </draw:text-box>
        </draw:frame>
        <draw:frame draw:style-name="gr8" draw:layer="layout" svg:width="6.096cm" svg:height="1.012cm" svg:x="20.744cm" svg:y="3.848cm">
          <draw:text-box>
            <text:p>Cabinet</text:p>
          </draw:text-box>
        </draw:frame>
        <draw:frame draw:style-name="gr8" draw:layer="layout" svg:width="6.096cm" svg:height="1.012cm" svg:x="20.744cm" svg:y="4.948cm">
          <draw:text-box>
            <text:p>Concrete Column</text:p>
          </draw:text-box>
        </draw:frame>
        <draw:frame draw:style-name="gr8" draw:layer="layout" svg:width="6.096cm" svg:height="1.012cm" svg:x="20.744cm" svg:y="5.948cm">
          <draw:text-box>
            <text:p>Plastered Wall</text:p>
          </draw:text-box>
        </draw:frame>
        <draw:line draw:style-name="gr1" draw:text-style-name="P1" draw:layer="layout" svg:x1="12.299cm" svg:y1="7.676cm" svg:x2="23.475cm" svg:y2="7.676cm">
          <text:p/>
        </draw:line>
        <draw:custom-shape draw:style-name="gr4" draw:text-style-name="P1" draw:layer="layout" svg:width="0.814cm" svg:height="6.474cm" draw:transform="rotate (-1.56084795005853) translate (19.021cm 7.669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draw:layer="layout" svg:width="4.154cm" svg:height="0.752cm" draw:transform="rotate (-1.56084795005853) translate (20.178cm 10.60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1" draw:text-style-name="P1" draw:layer="layout" svg:x1="20.199cm" svg:y1="10.542cm" svg:x2="20.199cm" svg:y2="15.342cm">
          <text:p/>
        </draw:line>
        <draw:line draw:style-name="gr1" draw:text-style-name="P1" draw:layer="layout" svg:x1="20.199cm" svg:y1="10.576cm" svg:x2="27.153cm" svg:y2="10.576cm">
          <text:p/>
        </draw:line>
        <draw:line draw:style-name="gr1" draw:text-style-name="P1" draw:layer="layout" svg:x1="23.499cm" svg:y1="10.542cm" svg:x2="23.499cm" svg:y2="15.342cm">
          <text:p/>
        </draw:line>
        <draw:line draw:style-name="gr1" draw:text-style-name="P1" draw:layer="layout" svg:x1="21.099cm" svg:y1="15.242cm" svg:x2="21.099cm" svg:y2="17.247cm">
          <text:p/>
        </draw:line>
        <draw:line draw:style-name="gr1" draw:text-style-name="P1" draw:layer="layout" svg:x1="23.499cm" svg:y1="15.242cm" svg:x2="23.499cm" svg:y2="17.247cm">
          <text:p/>
        </draw:line>
        <draw:line draw:style-name="gr1" draw:text-style-name="P1" draw:layer="layout" svg:x1="21.099cm" svg:y1="17.276cm" svg:x2="27.28cm" svg:y2="17.276cm">
          <text:p/>
        </draw:line>
        <draw:line draw:style-name="gr1" draw:text-style-name="P1" draw:layer="layout" svg:x1="20.199cm" svg:y1="15.276cm" svg:x2="21.057cm" svg:y2="15.276cm">
          <text:p/>
        </draw:line>
        <draw:frame draw:style-name="gr2" draw:text-style-name="P2" draw:layer="layout" svg:width="2.921cm" svg:height="1.266cm" svg:x="5.296cm" svg:y="11.02cm">
          <draw:text-box>
            <text:p text:style-name="P2"><text:span text:style-name="T1">N2250</text:span></text:p>
          </draw:text-box>
        </draw:frame>
        <draw:custom-shape draw:style-name="gr4" draw:text-style-name="P1" draw:layer="layout" svg:width="0.684cm" svg:height="2.416cm" draw:transform="rotate (-1.56084795005853) translate (3.927cm 9.399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" draw:layer="layout" svg:width="3.392cm" svg:height="0.635cm" draw:transform="rotate (0.00488692190558419) translate (4.439cm 9.45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85cm" svg:height="0.635cm" draw:transform="rotate (-1.56817833291691) translate (8.602cm 9.53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92cm" svg:height="0.635cm" draw:transform="rotate (0.00488692190558419) translate (1.239cm 11.3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92cm" svg:height="0.635cm" draw:transform="rotate (0.00488692190558419) translate (1.239cm 12.04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45cm" svg:height="3.555cm" draw:transform="rotate (-1.56084795005853) translate (4.924cm 13.038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1" draw:layer="layout" svg:width="1.266cm" svg:height="0.633cm" draw:transform="rotate (-1.56346594393652) translate (5.341cm 11.30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1cm" svg:height="0.635cm" draw:transform="rotate (-1.56817833291691) translate (9.402cm 9.63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1cm" svg:height="0.635cm" draw:transform="rotate (-1.56817833291691) translate (25.903cm 12.43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1cm" svg:height="0.635cm" draw:transform="rotate (-1.56817833291691) translate (25.204cm 12.43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1cm" svg:height="0.635cm" draw:transform="rotate (-1.56817833291691) translate (25.205cm 14.03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1cm" svg:height="0.635cm" draw:transform="rotate (-1.56817833291691) translate (25.905cm 14.03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5cm" svg:height="0.752cm" draw:transform="rotate (-1.56084795005853) translate (27.006cm 10.707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draw:layer="layout" svg:width="1.455cm" svg:height="0.565cm" draw:transform="rotate (-1.56084795005853) translate (27.209cm 13.402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1" draw:text-style-name="P1" draw:layer="layout" svg:x1="27.199cm" svg:y1="10.542cm" svg:x2="27.199cm" svg:y2="17.247cm">
          <text:p/>
        </draw:line>
        <draw:custom-shape draw:style-name="gr4" draw:text-style-name="P1" draw:layer="layout" svg:width="2.242cm" svg:height="0.565cm" draw:transform="rotate (-1.56084795005853) translate (27.201cm 15.00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2" draw:text-style-name="P2" draw:layer="layout" svg:width="2.921cm" svg:height="1.266cm" svg:x="23.996cm" svg:y="16.22cm">
          <draw:text-box>
            <text:p text:style-name="P2"><text:span text:style-name="T1">N2180</text:span></text:p>
          </draw:text-box>
        </draw:frame>
        <draw:line draw:style-name="gr9" draw:text-style-name="P1" draw:layer="layout" svg:x1="8.738cm" svg:y1="17.374cm" svg:x2="13.564cm" svg:y2="17.374cm">
          <text:p/>
        </draw:line>
        <draw:line draw:style-name="gr9" draw:text-style-name="P1" draw:layer="layout" svg:x1="16.893cm" svg:y1="17.247cm" svg:x2="21.084cm" svg:y2="17.247cm">
          <text:p/>
        </draw:line>
        <draw:frame draw:style-name="gr2" draw:text-style-name="P2" draw:layer="layout" svg:width="2.921cm" svg:height="1.266cm" svg:x="5.297cm" svg:y="7.32cm">
          <draw:text-box>
            <text:p text:style-name="P2"><text:span text:style-name="T1">N2260</text:span></text:p>
          </draw:text-box>
        </draw:frame>
        <draw:custom-shape draw:style-name="gr3" draw:text-style-name="P1" draw:layer="layout" svg:width="0.762cm" svg:height="0.762cm" svg:x="8.789cm" svg:y="5.8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5:33:19.469816141</meta:creation-date>
    <dc:date>2016-07-12T18:51:17.154865281</dc:date>
    <meta:editing-duration>PT6M8S</meta:editing-duration>
    <meta:editing-cycles>9</meta:editing-cycles>
    <meta:generator>LibreOffice/4.2.8.2$Linux_x86 LibreOffice_project/420m0$Build-2</meta:generator>
    <meta:print-date>2016-07-12T16:10:53.343111123</meta:print-date>
    <meta:document-statistic meta:object-count="59"/>
  </office:meta>
</office:document-meta>
</file>